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2">
      <style:text-properties officeooo:rsid="0014cc2d" officeooo:paragraph-rsid="0014cc2d"/>
    </style:style>
    <style:style style:name="P2" style:family="paragraph" style:parent-style-name="Subtitle">
      <style:text-properties officeooo:rsid="0014cc2d" officeooo:paragraph-rsid="0014cc2d"/>
    </style:style>
    <style:style style:name="P3" style:family="paragraph" style:parent-style-name="Text_20_body">
      <style:text-properties officeooo:rsid="0014cc2d" officeooo:paragraph-rsid="0014cc2d"/>
    </style:style>
    <style:style style:name="P4" style:family="paragraph" style:parent-style-name="Text_20_body" style:list-style-name="L1">
      <style:text-properties officeooo:rsid="00151c1e" officeooo:paragraph-rsid="00151c1e"/>
    </style:style>
    <style:style style:name="P5" style:family="paragraph" style:parent-style-name="Text_20_body" style:list-style-name="L1">
      <style:text-properties officeooo:rsid="00151c1e" officeooo:paragraph-rsid="00155307"/>
    </style:style>
    <style:style style:name="P6" style:family="paragraph" style:parent-style-name="Title">
      <style:text-properties officeooo:rsid="0014cc2d" officeooo:paragraph-rsid="0014cc2d"/>
    </style:style>
    <style:style style:name="T1" style:family="text">
      <style:text-properties officeooo:rsid="00155307"/>
    </style:style>
    <style:style style:name="T2" style:family="text">
      <style:text-properties fo:color="#c9211e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rtificial intelligence is stupid and causal reasoning will not fix it</text:p>
      <text:p text:style-name="P2">Résumé de Kilian Debraux</text:p>
      <text:p text:style-name="P3"/>
      <text:p text:style-name="P3"/>
      <text:h text:style-name="Heading_20_2" text:outline-level="2">Thème</text:h>
      <text:h text:style-name="Heading_20_2" text:outline-level="2">Problématique</text:h>
      <text:h text:style-name="P1" text:outline-level="2">Thèse</text:h>
      <text:h text:style-name="P1" text:outline-level="2">Concepts</text:h>
      <text:list xml:id="list692991569" text:style-name="L1">
        <text:list-item>
          <text:p text:style-name="P5"><text:span text:style-name="T2">Fonctionnalisme </text:span>: le fonctionnalisme est le fait de penser que l’esprit humain n’est que le résultat de calculs dans notre cerveau et que donc, si nous arrivions à reproduire ces calculs sur un autre support (par exemple en informatique), nous pourrions créer un esprit semblable à l’humain « <text:span text:style-name="T1">i</text:span>f computers can adequately model the brain, then, theory goes, it ought to be possible to program them to act like minds ». L’auteur est par ailleurs contre cette thèse.</text:p>
        </text:list-item>
        <text:list-item>
          <text:p text:style-name="P4"/>
        </text:list-item>
      </text:list>
      <text:h text:style-name="P1" text:outline-level="2">Arguments</text:h>
      <text:h text:style-name="P1" text:outline-level="2">Positions critiquées par l’auteur</text:h>
      <text:h text:style-name="P1" text:outline-level="2">Avis personnel</text:h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2:23:36.584329779</meta:creation-date>
    <dc:date>2023-03-20T14:06:40.897689571</dc:date>
    <meta:editing-duration>PT13M1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06" meta:character-count="646" meta:non-whitespace-character-count="552"/>
  </office:meta>
</office:document-meta>
</file>